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SR-12: Extended Coding Style </text:h>
      <text:p text:style-name="Text_20_body">The key words "MUST", "MUST NOT", "REQUIRED", "SHALL", "SHALL NOT", "SHOULD", "SHOULD NOT", "RECOMMENDED", "MAY", and "OPTIONAL" in this document are to be interpreted as described in <text:a xlink:type="simple" xlink:href="http://tools.ietf.org/html/rfc2119" text:style-name="Internet_20_link" text:visited-style-name="Visited_20_Internet_20_Link">RFC 2119</text:a>.</text:p>
      <text:h text:style-name="Heading_20_2" text:outline-level="2">Overview</text:h>
      <text:p text:style-name="Text_20_body">This specification extends, expands and replaces <text:a xlink:type="simple" xlink:href="https://www.php-fig.org/psr/psr-2/" text:style-name="Internet_20_link" text:visited-style-name="Visited_20_Internet_20_Link">PSR-2</text:a>, the coding style guide and requires adherence to <text:a xlink:type="simple" xlink:href="https://www.php-fig.org/psr/psr-1/" text:style-name="Internet_20_link" text:visited-style-name="Visited_20_Internet_20_Link">PSR-1</text:a>, the basic coding standard.</text:p>
      <text:p text:style-name="Text_20_body">Like <text:a xlink:type="simple" xlink:href="https://www.php-fig.org/psr/psr-2/" text:style-name="Internet_20_link" text:visited-style-name="Visited_20_Internet_20_Link">PSR-2</text:a>, the intent of this specification is to reduce cognitive friction when scanning code from different authors. It does so by enumerating a shared set of rules and expectations about how to format PHP code. This PSR seeks to provide a set way that coding style tools can implement, projects can declare adherence to and developers can easily relate to between different projects. When various authors collaborate across multiple projects, it helps to have one set of guidelines to be used among all those projects. Thus, the benefit of this guide is not in the rules themselves but the sharing of those rules.</text:p>
      <text:p text:style-name="Text_20_body"><text:a xlink:type="simple" xlink:href="https://www.php-fig.org/psr/psr-2/" text:style-name="Internet_20_link" text:visited-style-name="Visited_20_Internet_20_Link">PSR-2</text:a> was accepted in 2012 and since then a number of changes have been made to PHP which has implications for coding style guidelines. Whilst <text:a xlink:type="simple" xlink:href="https://www.php-fig.org/psr/psr-2/" text:style-name="Internet_20_link" text:visited-style-name="Visited_20_Internet_20_Link">PSR-2</text:a> is very comprehensive of PHP functionality that existed at the time of writing, new functionality is very open to interpretation. This PSR, therefore, seeks to clarify the content of PSR-2 in a more modern context with new functionality available, and make the errata to PSR-2 binding.</text:p>
      <text:h text:style-name="Heading_20_3" text:outline-level="3">Previous language versions</text:h>
      <text:p text:style-name="Text_20_body">Throughout this document, any instructions MAY be ignored if they do not exist in versions of PHP supported by your project.</text:p>
      <text:h text:style-name="Heading_20_3" text:outline-level="3">Example</text:h>
      <text:p text:style-name="Text_20_body">This example encompasses some of the rules below as a quick overview:</text:p>
      <text:p text:style-name="Preformatted_20_Text"><text:span text:style-name="Source_20_Text">&lt;?php</text:span></text:p>
      <text:p text:style-name="Preformatted_20_Text"/>
      <text:p text:style-name="Preformatted_20_Text"><text:span text:style-name="Source_20_Text">declare(strict_types=1);</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use Vendor\Package\{ClassA as A, ClassB, ClassC as C};</text:span></text:p>
      <text:p text:style-name="Preformatted_20_Text"><text:span text:style-name="Source_20_Text">use Vendor\Package\SomeNamespace\ClassD as D;</text:span></text:p>
      <text:p text:style-name="Preformatted_20_Text"/>
      <text:p text:style-name="Preformatted_20_Text"><text:span text:style-name="Source_20_Text">use function Vendor\Package\{functionA, functionB, functionC};</text:span></text:p>
      <text:p text:style-name="Preformatted_20_Text"/>
      <text:p text:style-name="Preformatted_20_Text"><text:span text:style-name="Source_20_Text">use const Vendor\Package\{ConstantA, ConstantB, ConstantC};</text:span></text:p>
      <text:p text:style-name="Preformatted_20_Text"/>
      <text:p text:style-name="Preformatted_20_Text"><text:span text:style-name="Source_20_Text">class Foo extends Bar implements FooInterface</text:span></text:p>
      <text:p text:style-name="Preformatted_20_Text"><text:span text:style-name="Source_20_Text">{</text:span></text:p>
      <text:p text:style-name="Preformatted_20_Text"><text:span text:style-name="Source_20_Text"><text:s text:c="4"/>public function sampleFunction(int $a, int $b = null): array</text:span></text:p>
      <text:p text:style-name="Preformatted_20_Text"><text:span text:style-name="Source_20_Text"><text:s text:c="4"/>{</text:span></text:p>
      <text:p text:style-name="Preformatted_20_Text"><text:span text:style-name="Source_20_Text"><text:s text:c="8"/>if ($a === $b) {</text:span></text:p>
      <text:p text:style-name="Preformatted_20_Text"><text:span text:style-name="Source_20_Text"><text:s text:c="12"/>bar();</text:span></text:p>
      <text:p text:style-name="Preformatted_20_Text"><text:span text:style-name="Source_20_Text"><text:s text:c="8"/>} elseif ($a &gt; $b) {</text:span></text:p>
      <text:p text:style-name="Preformatted_20_Text"><text:soft-page-break/><text:span text:style-name="Source_20_Text"><text:s text:c="12"/>$foo-&gt;bar($arg1);</text:span></text:p>
      <text:p text:style-name="Preformatted_20_Text"><text:span text:style-name="Source_20_Text"><text:s text:c="8"/>} else {</text:span></text:p>
      <text:p text:style-name="Preformatted_20_Text"><text:span text:style-name="Source_20_Text"><text:s text:c="12"/>BazClass::bar($arg2, $arg3);</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final public static function bar()</text:span></text:p>
      <text:p text:style-name="Preformatted_20_Text"><text:span text:style-name="Source_20_Text"><text:s text:c="4"/>{</text:span></text:p>
      <text:p text:style-name="Preformatted_20_Text"><text:span text:style-name="Source_20_Text"><text:s text:c="8"/>// method body</text:span></text:p>
      <text:p text:style-name="Preformatted_20_Text"><text:span text:style-name="Source_20_Text"><text:s text:c="4"/>}</text:span></text:p>
      <text:p text:style-name="P1"><text:span text:style-name="Source_20_Text">}</text:span></text:p>
      <text:h text:style-name="Heading_20_2" text:outline-level="2">2. General</text:h>
      <text:h text:style-name="Heading_20_3" text:outline-level="3">2.1 Basic Coding Standard</text:h>
      <text:p text:style-name="Text_20_body">Code MUST follow all rules outlined in <text:a xlink:type="simple" xlink:href="https://www.php-fig.org/psr/psr-1/" text:style-name="Internet_20_link" text:visited-style-name="Visited_20_Internet_20_Link">PSR-1</text:a>.</text:p>
      <text:p text:style-name="Text_20_body">The term 'StudlyCaps' in PSR-1 MUST be interpreted as PascalCase where the first letter of each word is capitalized including the very first letter.</text:p>
      <text:h text:style-name="Heading_20_3" text:outline-level="3">2.2 Files</text:h>
      <text:p text:style-name="Text_20_body">All PHP files MUST use the Unix LF (linefeed) line ending only.</text:p>
      <text:p text:style-name="Text_20_body">All PHP files MUST end with a non-blank line, terminated with a single LF.</text:p>
      <text:p text:style-name="Text_20_body">The closing <text:span text:style-name="Source_20_Text">?&gt;</text:span> tag MUST be omitted from files containing only PHP.</text:p>
      <text:h text:style-name="Heading_20_3" text:outline-level="3">2.3 Lines</text:h>
      <text:p text:style-name="Text_20_body">There MUST NOT be a hard limit on line length.</text:p>
      <text:p text:style-name="Text_20_body">The soft limit on line length MUST be 120 characters.</text:p>
      <text:p text:style-name="Text_20_body">Lines SHOULD NOT be longer than 80 characters; lines longer than that SHOULD be split into multiple subsequent lines of no more than 80 characters each.</text:p>
      <text:p text:style-name="Text_20_body">There MUST NOT be trailing whitespace at the end of lines.</text:p>
      <text:p text:style-name="Text_20_body">Blank lines MAY be added to improve readability and to indicate related blocks of code except where explicitly forbidden.</text:p>
      <text:p text:style-name="Text_20_body">There MUST NOT be more than one statement per line.</text:p>
      <text:h text:style-name="Heading_20_3" text:outline-level="3">2.4 Indenting</text:h>
      <text:p text:style-name="Text_20_body">Code MUST use an indent of 4 spaces for each indent level, and MUST NOT use tabs for indenting.</text:p>
      <text:h text:style-name="Heading_20_3" text:outline-level="3">2.5 Keywords and Types</text:h>
      <text:p text:style-name="Text_20_body">All PHP reserved keywords and types <text:a xlink:type="simple" xlink:href="http://php.net/manual/en/reserved.keywords.php" text:style-name="Internet_20_link" text:visited-style-name="Visited_20_Internet_20_Link">[1]</text:a><text:a xlink:type="simple" xlink:href="http://php.net/manual/en/reserved.other-reserved-words.php" text:style-name="Internet_20_link" text:visited-style-name="Visited_20_Internet_20_Link">[2]</text:a> MUST be in lower case.</text:p>
      <text:p text:style-name="Text_20_body">Any new types and keywords added to future PHP versions MUST be in lower case.</text:p>
      <text:p text:style-name="Text_20_body">Short form of type keywords MUST be used i.e. <text:span text:style-name="Source_20_Text">bool</text:span> instead of <text:span text:style-name="Source_20_Text">boolean</text:span>, <text:span text:style-name="Source_20_Text">int</text:span> instead of <text:span text:style-name="Source_20_Text">integer</text:span> etc.</text:p>
      <text:h text:style-name="Heading_20_2" text:outline-level="2"><text:soft-page-break/>3. Declare Statements, Namespace, and Import Statements</text:h>
      <text:p text:style-name="Text_20_body">The header of a PHP file may consist of a number of different blocks. If present, each of the blocks below MUST be separated by a single blank line, and MUST NOT contain a blank line. Each block MUST be in the order listed below, although blocks that are not relevant may be omitted.</text:p>
      <text:list xml:id="list48032335" text:style-name="L1">
        <text:list-item>
          <text:p text:style-name="P4">Opening <text:span text:style-name="Source_20_Text">&lt;?php</text:span> tag. </text:p>
        </text:list-item>
        <text:list-item>
          <text:p text:style-name="P4">File-level docblock. </text:p>
        </text:list-item>
        <text:list-item>
          <text:p text:style-name="P4">One or more declare statements. </text:p>
        </text:list-item>
        <text:list-item>
          <text:p text:style-name="P4">The namespace declaration of the file. </text:p>
        </text:list-item>
        <text:list-item>
          <text:p text:style-name="P4">One or more class-based <text:span text:style-name="Source_20_Text">use</text:span> import statements. </text:p>
        </text:list-item>
        <text:list-item>
          <text:p text:style-name="P4">One or more function-based <text:span text:style-name="Source_20_Text">use</text:span> import statements. </text:p>
        </text:list-item>
        <text:list-item>
          <text:p text:style-name="P4">One or more constant-based <text:span text:style-name="Source_20_Text">use</text:span> import statements. </text:p>
        </text:list-item>
        <text:list-item>
          <text:p text:style-name="P2">The remainder of the code in the file. </text:p>
        </text:list-item>
      </text:list>
      <text:p text:style-name="Text_20_body">When a file contains a mix of HTML and PHP, any of the above sections may still be used. If so, they MUST be present at the top of the file, even if the remainder of the code consists of a closing PHP tag and then a mixture of HTML and PHP.</text:p>
      <text:p text:style-name="Text_20_body">When the opening <text:span text:style-name="Source_20_Text">&lt;?php</text:span> tag is on the first line of the file, it MUST be on its own line with no other statements unless it is a file containing markup outside of PHP opening and closing tags.</text:p>
      <text:p text:style-name="Text_20_body">Import statements MUST never begin with a leading backslash as they must always be fully qualified.</text:p>
      <text:p text:style-name="Text_20_body">The following example illustrates a complete list of all blocks:</text:p>
      <text:p text:style-name="Preformatted_20_Text"><text:span text:style-name="Source_20_Text">&lt;?php</text:span></text:p>
      <text:p text:style-name="Preformatted_20_Text"/>
      <text:p text:style-name="Preformatted_20_Text"><text:span text:style-name="Source_20_Text">/**</text:span></text:p>
      <text:p text:style-name="Preformatted_20_Text"><text:span text:style-name="Source_20_Text"><text:s/>* This file contains an example of coding styles.</text:span></text:p>
      <text:p text:style-name="Preformatted_20_Text"><text:span text:style-name="Source_20_Text"><text:s/>*/</text:span></text:p>
      <text:p text:style-name="Preformatted_20_Text"/>
      <text:p text:style-name="Preformatted_20_Text"><text:span text:style-name="Source_20_Text">declare(strict_types=1);</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use Vendor\Package\{ClassA as A, ClassB, ClassC as C};</text:span></text:p>
      <text:p text:style-name="Preformatted_20_Text"><text:span text:style-name="Source_20_Text">use Vendor\Package\SomeNamespace\ClassD as D;</text:span></text:p>
      <text:p text:style-name="Preformatted_20_Text"><text:span text:style-name="Source_20_Text">use Vendor\Package\AnotherNamespace\ClassE as E;</text:span></text:p>
      <text:p text:style-name="Preformatted_20_Text"/>
      <text:p text:style-name="Preformatted_20_Text"><text:span text:style-name="Source_20_Text">use function Vendor\Package\{functionA, functionB, functionC};</text:span></text:p>
      <text:p text:style-name="Preformatted_20_Text"><text:span text:style-name="Source_20_Text">use function Another\Vendor\functionD;</text:span></text:p>
      <text:p text:style-name="Preformatted_20_Text"/>
      <text:p text:style-name="Preformatted_20_Text"><text:span text:style-name="Source_20_Text">use const Vendor\Package\{CONSTANT_A, CONSTANT_B, CONSTANT_C};</text:span></text:p>
      <text:p text:style-name="Preformatted_20_Text"><text:span text:style-name="Source_20_Text">use const Another\Vendor\CONSTANT_D;</text:span></text:p>
      <text:p text:style-name="Preformatted_20_Text"/>
      <text:p text:style-name="Preformatted_20_Text"><text:span text:style-name="Source_20_Text">/**</text:span></text:p>
      <text:p text:style-name="Preformatted_20_Text"><text:span text:style-name="Source_20_Text"><text:s/>* FooBar is an example class.</text:span></text:p>
      <text:p text:style-name="Preformatted_20_Text"><text:span text:style-name="Source_20_Text"><text:s/>*/</text:span></text:p>
      <text:p text:style-name="Preformatted_20_Text"><text:span text:style-name="Source_20_Text">class FooBar</text:span></text:p>
      <text:p text:style-name="Preformatted_20_Text"><text:span text:style-name="Source_20_Text">{</text:span></text:p>
      <text:p text:style-name="Preformatted_20_Text"><text:span text:style-name="Source_20_Text"><text:s text:c="4"/>// ... additional PHP code ...</text:span></text:p>
      <text:p text:style-name="Preformatted_20_Text"><text:span text:style-name="Source_20_Text">}</text:span></text:p>
      <text:p text:style-name="P1"/>
      <text:p text:style-name="Text_20_body"><text:soft-page-break/>Compound namespaces with a depth of more than two MUST NOT be used. Therefore the following is the maximum compounding depth allowed:</text:p>
      <text:p text:style-name="Preformatted_20_Text"><text:span text:style-name="Source_20_Text">&lt;?php</text:span></text:p>
      <text:p text:style-name="Preformatted_20_Text"/>
      <text:p text:style-name="Preformatted_20_Text"><text:span text:style-name="Source_20_Text">use Vendor\Package\SomeNamespace\{</text:span></text:p>
      <text:p text:style-name="Preformatted_20_Text"><text:span text:style-name="Source_20_Text"><text:s text:c="4"/>SubnamespaceOne\ClassA,</text:span></text:p>
      <text:p text:style-name="Preformatted_20_Text"><text:span text:style-name="Source_20_Text"><text:s text:c="4"/>SubnamespaceOne\ClassB,</text:span></text:p>
      <text:p text:style-name="Preformatted_20_Text"><text:span text:style-name="Source_20_Text"><text:s text:c="4"/>SubnamespaceTwo\ClassY,</text:span></text:p>
      <text:p text:style-name="Preformatted_20_Text"><text:span text:style-name="Source_20_Text"><text:s text:c="4"/>ClassZ,</text:span></text:p>
      <text:p text:style-name="P1"><text:span text:style-name="Source_20_Text">};</text:span></text:p>
      <text:p text:style-name="Text_20_body">And the following would not be allowed:</text:p>
      <text:p text:style-name="Preformatted_20_Text"><text:span text:style-name="Source_20_Text">&lt;?php</text:span></text:p>
      <text:p text:style-name="Preformatted_20_Text"/>
      <text:p text:style-name="Preformatted_20_Text"><text:span text:style-name="Source_20_Text">use Vendor\Package\SomeNamespace\{</text:span></text:p>
      <text:p text:style-name="Preformatted_20_Text"><text:span text:style-name="Source_20_Text"><text:s text:c="4"/>SubnamespaceOne\AnotherNamespace\ClassA,</text:span></text:p>
      <text:p text:style-name="Preformatted_20_Text"><text:span text:style-name="Source_20_Text"><text:s text:c="4"/>SubnamespaceOne\ClassB,</text:span></text:p>
      <text:p text:style-name="Preformatted_20_Text"><text:span text:style-name="Source_20_Text"><text:s text:c="4"/>ClassZ,</text:span></text:p>
      <text:p text:style-name="P1"><text:span text:style-name="Source_20_Text">};</text:span></text:p>
      <text:p text:style-name="Text_20_body">When wishing to declare strict types in files containing markup outside PHP opening and closing tags, the declaration MUST be on the first line of the file and include an opening PHP tag, the strict types declaration and closing tag.</text:p>
      <text:p text:style-name="Text_20_body">For example:</text:p>
      <text:p text:style-name="Preformatted_20_Text"><text:span text:style-name="Source_20_Text">&lt;?php declare(strict_types=1) ?&gt;</text:span></text:p>
      <text:p text:style-name="Preformatted_20_Text"><text:span text:style-name="Source_20_Text">&lt;html&gt;</text:span></text:p>
      <text:p text:style-name="Preformatted_20_Text"><text:span text:style-name="Source_20_Text">&lt;body&gt;</text:span></text:p>
      <text:p text:style-name="Preformatted_20_Text"><text:span text:style-name="Source_20_Text"><text:s text:c="4"/>&lt;?php</text:span></text:p>
      <text:p text:style-name="Preformatted_20_Text"><text:span text:style-name="Source_20_Text"><text:s text:c="8"/>// ... additional PHP code ...</text:span></text:p>
      <text:p text:style-name="Preformatted_20_Text"><text:span text:style-name="Source_20_Text"><text:s text:c="4"/>?&gt;</text:span></text:p>
      <text:p text:style-name="Preformatted_20_Text"><text:span text:style-name="Source_20_Text">&lt;/body&gt;</text:span></text:p>
      <text:p text:style-name="P1"><text:span text:style-name="Source_20_Text">&lt;/html&gt;</text:span></text:p>
      <text:p text:style-name="Text_20_body">Declare statements MUST contain no spaces and MUST be exactly <text:span text:style-name="Source_20_Text">declare(strict_types=1)</text:span> (with an optional semi-colon terminator).</text:p>
      <text:p text:style-name="Text_20_body">Block declare statements are allowed and MUST be formatted as below. Note position of braces and spacing:</text:p>
      <text:p text:style-name="Preformatted_20_Text"><text:span text:style-name="Source_20_Text">declare(ticks=1) {</text:span></text:p>
      <text:p text:style-name="Preformatted_20_Text"><text:span text:style-name="Source_20_Text"><text:s text:c="4"/>// some code</text:span></text:p>
      <text:p text:style-name="P1"><text:span text:style-name="Source_20_Text">}</text:span></text:p>
      <text:h text:style-name="Heading_20_2" text:outline-level="2">4. Classes, Properties, and Methods</text:h>
      <text:p text:style-name="Text_20_body">The term "class" refers to all classes, interfaces, and traits.</text:p>
      <text:p text:style-name="Text_20_body">Any closing brace MUST NOT be followed by any comment or statement on the same line.</text:p>
      <text:p text:style-name="Text_20_body">When instantiating a new class, parentheses MUST always be present even when there are no arguments passed to the constructor.</text:p>
      <text:p text:style-name="P1"><text:span text:style-name="Source_20_Text">new Foo();</text:span></text:p>
      <text:h text:style-name="Heading_20_3" text:outline-level="3"><text:soft-page-break/>4.1 Extends and Implements</text:h>
      <text:p text:style-name="Text_20_body">The <text:span text:style-name="Source_20_Text">extends</text:span> and <text:span text:style-name="Source_20_Text">implements</text:span> keywords MUST be declared on the same line as the class name.</text:p>
      <text:p text:style-name="Text_20_body">The opening brace for the class MUST go on its own line; the closing brace for the class MUST go on the next line after the body.</text:p>
      <text:p text:style-name="Text_20_body">Opening braces MUST be on their own line and MUST NOT be preceded or followed by a blank line.</text:p>
      <text:p text:style-name="Text_20_body">Closing braces MUST be on their own line and MUST NOT be preceded by a blank line.</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use FooClass;</text:span></text:p>
      <text:p text:style-name="Preformatted_20_Text"><text:span text:style-name="Source_20_Text">use BarClass as Bar;</text:span></text:p>
      <text:p text:style-name="Preformatted_20_Text"><text:span text:style-name="Source_20_Text">use OtherVendor\OtherPackage\BazClass;</text:span></text:p>
      <text:p text:style-name="Preformatted_20_Text"/>
      <text:p text:style-name="Preformatted_20_Text"><text:span text:style-name="Source_20_Text">class ClassName extends ParentClass implements \ArrayAccess, \Countable</text:span></text:p>
      <text:p text:style-name="Preformatted_20_Text"><text:span text:style-name="Source_20_Text">{</text:span></text:p>
      <text:p text:style-name="Preformatted_20_Text"><text:span text:style-name="Source_20_Text"><text:s text:c="4"/>// constants, properties, methods</text:span></text:p>
      <text:p text:style-name="P1"><text:span text:style-name="Source_20_Text">}</text:span></text:p>
      <text:p text:style-name="Text_20_body">Lists of <text:span text:style-name="Source_20_Text">implements</text:span> and, in the case of interfaces, <text:span text:style-name="Source_20_Text">extends</text:span> MAY be split across multiple lines, where each subsequent line is indented once. When doing so, the first item in the list MUST be on the next line, and there MUST be only one interface per line.</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use FooClass;</text:span></text:p>
      <text:p text:style-name="Preformatted_20_Text"><text:span text:style-name="Source_20_Text">use BarClass as Bar;</text:span></text:p>
      <text:p text:style-name="Preformatted_20_Text"><text:span text:style-name="Source_20_Text">use OtherVendor\OtherPackage\BazClass;</text:span></text:p>
      <text:p text:style-name="Preformatted_20_Text"/>
      <text:p text:style-name="Preformatted_20_Text"><text:span text:style-name="Source_20_Text">class ClassName extends ParentClass implements</text:span></text:p>
      <text:p text:style-name="Preformatted_20_Text"><text:span text:style-name="Source_20_Text"><text:s text:c="4"/>\ArrayAccess,</text:span></text:p>
      <text:p text:style-name="Preformatted_20_Text"><text:span text:style-name="Source_20_Text"><text:s text:c="4"/>\Countable,</text:span></text:p>
      <text:p text:style-name="Preformatted_20_Text"><text:span text:style-name="Source_20_Text"><text:s text:c="4"/>\Serializable</text:span></text:p>
      <text:p text:style-name="Preformatted_20_Text"><text:span text:style-name="Source_20_Text">{</text:span></text:p>
      <text:p text:style-name="Preformatted_20_Text"><text:span text:style-name="Source_20_Text"><text:s text:c="4"/>// constants, properties, methods</text:span></text:p>
      <text:p text:style-name="P1"><text:span text:style-name="Source_20_Text">}</text:span></text:p>
      <text:h text:style-name="Heading_20_3" text:outline-level="3">4.2 Using traits</text:h>
      <text:p text:style-name="Text_20_body">The <text:span text:style-name="Source_20_Text">use</text:span> keyword used inside the classes to implement traits MUST be declared on the next line after the opening brace.</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use Vendor\Package\FirstTrait;</text:span></text:p>
      <text:p text:style-name="Preformatted_20_Text"/>
      <text:p text:style-name="Preformatted_20_Text"><text:span text:style-name="Source_20_Text">class ClassName</text:span></text:p>
      <text:p text:style-name="Preformatted_20_Text"><text:span text:style-name="Source_20_Text">{</text:span></text:p>
      <text:p text:style-name="Preformatted_20_Text"><text:span text:style-name="Source_20_Text"><text:s text:c="4"/>use FirstTrait;</text:span></text:p>
      <text:p text:style-name="P1"><text:span text:style-name="Source_20_Text">}</text:span></text:p>
      <text:p text:style-name="Text_20_body"><text:soft-page-break/>Each individual trait that is imported into a class MUST be included one-per-line and each inclusion MUST have its own <text:span text:style-name="Source_20_Text">use</text:span> import statement.</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use Vendor\Package\FirstTrait;</text:span></text:p>
      <text:p text:style-name="Preformatted_20_Text"><text:span text:style-name="Source_20_Text">use Vendor\Package\SecondTrait;</text:span></text:p>
      <text:p text:style-name="Preformatted_20_Text"><text:span text:style-name="Source_20_Text">use Vendor\Package\ThirdTrait;</text:span></text:p>
      <text:p text:style-name="Preformatted_20_Text"/>
      <text:p text:style-name="Preformatted_20_Text"><text:span text:style-name="Source_20_Text">class ClassName</text:span></text:p>
      <text:p text:style-name="Preformatted_20_Text"><text:span text:style-name="Source_20_Text">{</text:span></text:p>
      <text:p text:style-name="Preformatted_20_Text"><text:span text:style-name="Source_20_Text"><text:s text:c="4"/>use FirstTrait;</text:span></text:p>
      <text:p text:style-name="Preformatted_20_Text"><text:span text:style-name="Source_20_Text"><text:s text:c="4"/>use SecondTrait;</text:span></text:p>
      <text:p text:style-name="Preformatted_20_Text"><text:span text:style-name="Source_20_Text"><text:s text:c="4"/>use ThirdTrait;</text:span></text:p>
      <text:p text:style-name="P1"><text:span text:style-name="Source_20_Text">}</text:span></text:p>
      <text:p text:style-name="Text_20_body">When the class has nothing after the <text:span text:style-name="Source_20_Text">use</text:span> import statement, the class closing brace MUST be on the next line after the <text:span text:style-name="Source_20_Text">use</text:span> import statement.</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use Vendor\Package\FirstTrait;</text:span></text:p>
      <text:p text:style-name="Preformatted_20_Text"/>
      <text:p text:style-name="Preformatted_20_Text"><text:span text:style-name="Source_20_Text">class ClassName</text:span></text:p>
      <text:p text:style-name="Preformatted_20_Text"><text:span text:style-name="Source_20_Text">{</text:span></text:p>
      <text:p text:style-name="Preformatted_20_Text"><text:span text:style-name="Source_20_Text"><text:s text:c="4"/>use FirstTrait;</text:span></text:p>
      <text:p text:style-name="P1"><text:span text:style-name="Source_20_Text">}</text:span></text:p>
      <text:p text:style-name="Text_20_body">Otherwise, it MUST have a blank line after the <text:span text:style-name="Source_20_Text">use</text:span> import statement.</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use Vendor\Package\FirstTrait;</text:span></text:p>
      <text:p text:style-name="Preformatted_20_Text"/>
      <text:p text:style-name="Preformatted_20_Text"><text:span text:style-name="Source_20_Text">class ClassName</text:span></text:p>
      <text:p text:style-name="Preformatted_20_Text"><text:span text:style-name="Source_20_Text">{</text:span></text:p>
      <text:p text:style-name="Preformatted_20_Text"><text:span text:style-name="Source_20_Text"><text:s text:c="4"/>use FirstTrait;</text:span></text:p>
      <text:p text:style-name="Preformatted_20_Text"/>
      <text:p text:style-name="Preformatted_20_Text"><text:span text:style-name="Source_20_Text"><text:s text:c="4"/>private $property;</text:span></text:p>
      <text:p text:style-name="P1"><text:span text:style-name="Source_20_Text">}</text:span></text:p>
      <text:p text:style-name="Text_20_body">When using the <text:span text:style-name="Source_20_Text">insteadof</text:span> and <text:span text:style-name="Source_20_Text">as</text:span> operators they must be used as follows taking note of indentation, spacing, and new lines.</text:p>
      <text:p text:style-name="Preformatted_20_Text"><text:span text:style-name="Source_20_Text">&lt;?php</text:span></text:p>
      <text:p text:style-name="Preformatted_20_Text"/>
      <text:p text:style-name="Preformatted_20_Text"><text:span text:style-name="Source_20_Text">class Talker</text:span></text:p>
      <text:p text:style-name="Preformatted_20_Text"><text:span text:style-name="Source_20_Text">{</text:span></text:p>
      <text:p text:style-name="Preformatted_20_Text"><text:span text:style-name="Source_20_Text"><text:s text:c="4"/>use A;</text:span></text:p>
      <text:p text:style-name="Preformatted_20_Text"><text:span text:style-name="Source_20_Text"><text:s text:c="4"/>use B {</text:span></text:p>
      <text:p text:style-name="Preformatted_20_Text"><text:span text:style-name="Source_20_Text"><text:s text:c="8"/>A::smallTalk insteadof B;</text:span></text:p>
      <text:p text:style-name="Preformatted_20_Text"><text:span text:style-name="Source_20_Text"><text:s text:c="4"/>}</text:span></text:p>
      <text:p text:style-name="Preformatted_20_Text"><text:span text:style-name="Source_20_Text"><text:s text:c="4"/>use C {</text:span></text:p>
      <text:p text:style-name="Preformatted_20_Text"><text:span text:style-name="Source_20_Text"><text:s text:c="8"/>B::bigTalk insteadof C;</text:span></text:p>
      <text:p text:style-name="Preformatted_20_Text"><text:span text:style-name="Source_20_Text"><text:s text:c="8"/>C::mediumTalk as FooBar;</text:span></text:p>
      <text:p text:style-name="Preformatted_20_Text"><text:soft-page-break/><text:span text:style-name="Source_20_Text"><text:s text:c="4"/>}</text:span></text:p>
      <text:p text:style-name="P1"><text:span text:style-name="Source_20_Text">}</text:span></text:p>
      <text:h text:style-name="Heading_20_3" text:outline-level="3">4.3 Properties and Constants</text:h>
      <text:p text:style-name="Text_20_body">Visibility MUST be declared on all properties.</text:p>
      <text:p text:style-name="Text_20_body">Visibility MUST be declared on all constants if your project PHP minimum version supports constant visibilities (PHP 7.1 or later).</text:p>
      <text:p text:style-name="Text_20_body">The <text:span text:style-name="Source_20_Text">var</text:span> keyword MUST NOT be used to declare a property.</text:p>
      <text:p text:style-name="Text_20_body">There MUST NOT be more than one property declared per statement.</text:p>
      <text:p text:style-name="Text_20_body">Property names MUST NOT be prefixed with a single underscore to indicate protected or private visibility. That is, an underscore prefix explicitly has no meaning.</text:p>
      <text:p text:style-name="Text_20_body">There MUST be a space between type declaration and property name.</text:p>
      <text:p text:style-name="Text_20_body">A property declaration looks like the following:</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class ClassName</text:span></text:p>
      <text:p text:style-name="Preformatted_20_Text"><text:span text:style-name="Source_20_Text">{</text:span></text:p>
      <text:p text:style-name="Preformatted_20_Text"><text:span text:style-name="Source_20_Text"><text:s text:c="4"/>public $foo = null;</text:span></text:p>
      <text:p text:style-name="Preformatted_20_Text"><text:span text:style-name="Source_20_Text"><text:s text:c="4"/>public static int $bar = 0;</text:span></text:p>
      <text:p text:style-name="P1"><text:span text:style-name="Source_20_Text">}</text:span></text:p>
      <text:h text:style-name="Heading_20_3" text:outline-level="3">4.4 Methods and Functions</text:h>
      <text:p text:style-name="Text_20_body">Visibility MUST be declared on all methods.</text:p>
      <text:p text:style-name="Text_20_body">Method names MUST NOT be prefixed with a single underscore to indicate protected or private visibility. That is, an underscore prefix explicitly has no meaning.</text:p>
      <text:p text:style-name="Text_20_body">Method and function names MUST NOT be declared with space after the method name. The opening brace MUST go on its own line, and the closing brace MUST go on the next line following the body. There MUST NOT be a space after the opening parenthesis, and there MUST NOT be a space before the closing parenthesis.</text:p>
      <text:p text:style-name="Text_20_body">A method declaration looks like the following. Note the placement of parentheses, commas, spaces, and braces:</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class ClassName</text:span></text:p>
      <text:p text:style-name="Preformatted_20_Text"><text:span text:style-name="Source_20_Text">{</text:span></text:p>
      <text:p text:style-name="Preformatted_20_Text"><text:span text:style-name="Source_20_Text"><text:s text:c="4"/>public function fooBarBaz($arg1, &amp;$arg2, $arg3 = [])</text:span></text:p>
      <text:p text:style-name="Preformatted_20_Text"><text:span text:style-name="Source_20_Text"><text:s text:c="4"/>{</text:span></text:p>
      <text:p text:style-name="Preformatted_20_Text"><text:span text:style-name="Source_20_Text"><text:s text:c="8"/>// method body</text:span></text:p>
      <text:p text:style-name="Preformatted_20_Text"><text:span text:style-name="Source_20_Text"><text:s text:c="4"/>}</text:span></text:p>
      <text:p text:style-name="P1"><text:span text:style-name="Source_20_Text">}</text:span></text:p>
      <text:p text:style-name="Text_20_body"><text:soft-page-break/>A function declaration looks like the following. Note the placement of parentheses, commas, spaces, and braces:</text:p>
      <text:p text:style-name="Preformatted_20_Text"><text:span text:style-name="Source_20_Text">&lt;?php</text:span></text:p>
      <text:p text:style-name="Preformatted_20_Text"/>
      <text:p text:style-name="Preformatted_20_Text"><text:span text:style-name="Source_20_Text">function fooBarBaz($arg1, &amp;$arg2, $arg3 = [])</text:span></text:p>
      <text:p text:style-name="Preformatted_20_Text"><text:span text:style-name="Source_20_Text">{</text:span></text:p>
      <text:p text:style-name="Preformatted_20_Text"><text:span text:style-name="Source_20_Text"><text:s text:c="4"/>// function body</text:span></text:p>
      <text:p text:style-name="P1"><text:span text:style-name="Source_20_Text">}</text:span></text:p>
      <text:h text:style-name="Heading_20_3" text:outline-level="3">4.5 Method and Function Arguments</text:h>
      <text:p text:style-name="Text_20_body">In the argument list, there MUST NOT be a space before each comma, and there MUST be one space after each comma.</text:p>
      <text:p text:style-name="Text_20_body">Method and function arguments with default values MUST go at the end of the argument list.</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class ClassName</text:span></text:p>
      <text:p text:style-name="Preformatted_20_Text"><text:span text:style-name="Source_20_Text">{</text:span></text:p>
      <text:p text:style-name="Preformatted_20_Text"><text:span text:style-name="Source_20_Text"><text:s text:c="4"/>public function foo(int $arg1, &amp;$arg2, $arg3 = [])</text:span></text:p>
      <text:p text:style-name="Preformatted_20_Text"><text:span text:style-name="Source_20_Text"><text:s text:c="4"/>{</text:span></text:p>
      <text:p text:style-name="Preformatted_20_Text"><text:span text:style-name="Source_20_Text"><text:s text:c="8"/>// method body</text:span></text:p>
      <text:p text:style-name="Preformatted_20_Text"><text:span text:style-name="Source_20_Text"><text:s text:c="4"/>}</text:span></text:p>
      <text:p text:style-name="P1"><text:span text:style-name="Source_20_Text">}</text:span></text:p>
      <text:p text:style-name="Text_20_body">Argument lists MAY be split across multiple lines, where each subsequent line is indented once. When doing so, the first item in the list MUST be on the next line, and there MUST be only one argument per line.</text:p>
      <text:p text:style-name="Text_20_body">When the argument list is split across multiple lines, the closing parenthesis and opening brace MUST be placed together on their own line with one space between them.</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class ClassName</text:span></text:p>
      <text:p text:style-name="Preformatted_20_Text"><text:span text:style-name="Source_20_Text">{</text:span></text:p>
      <text:p text:style-name="Preformatted_20_Text"><text:span text:style-name="Source_20_Text"><text:s text:c="4"/>public function aVeryLongMethodName(</text:span></text:p>
      <text:p text:style-name="Preformatted_20_Text"><text:span text:style-name="Source_20_Text"><text:s text:c="8"/>ClassTypeHint $arg1,</text:span></text:p>
      <text:p text:style-name="Preformatted_20_Text"><text:span text:style-name="Source_20_Text"><text:s text:c="8"/>&amp;$arg2,</text:span></text:p>
      <text:p text:style-name="Preformatted_20_Text"><text:span text:style-name="Source_20_Text"><text:s text:c="8"/>array $arg3 = []</text:span></text:p>
      <text:p text:style-name="Preformatted_20_Text"><text:span text:style-name="Source_20_Text"><text:s text:c="4"/>) {</text:span></text:p>
      <text:p text:style-name="Preformatted_20_Text"><text:span text:style-name="Source_20_Text"><text:s text:c="8"/>// method body</text:span></text:p>
      <text:p text:style-name="Preformatted_20_Text"><text:span text:style-name="Source_20_Text"><text:s text:c="4"/>}</text:span></text:p>
      <text:p text:style-name="P1"><text:span text:style-name="Source_20_Text">}</text:span></text:p>
      <text:p text:style-name="Text_20_body">When you have a return type declaration present, there MUST be one space after the colon followed by the type declaration. The colon and declaration MUST be on the same line as the argument list closing parenthesis with no spaces between the two characters.</text:p>
      <text:p text:style-name="Preformatted_20_Text"><text:span text:style-name="Source_20_Text">&lt;?php</text:span></text:p>
      <text:p text:style-name="Preformatted_20_Text"/>
      <text:p text:style-name="Preformatted_20_Text"><text:span text:style-name="Source_20_Text">declare(strict_types=1);</text:span></text:p>
      <text:p text:style-name="Preformatted_20_Text"/>
      <text:p text:style-name="Preformatted_20_Text"><text:span text:style-name="Source_20_Text">namespace Vendor\Package;</text:span></text:p>
      <text:p text:style-name="Preformatted_20_Text"><text:soft-page-break/></text:p>
      <text:p text:style-name="Preformatted_20_Text"><text:span text:style-name="Source_20_Text">class ReturnTypeVariations</text:span></text:p>
      <text:p text:style-name="Preformatted_20_Text"><text:span text:style-name="Source_20_Text">{</text:span></text:p>
      <text:p text:style-name="Preformatted_20_Text"><text:span text:style-name="Source_20_Text"><text:s text:c="4"/>public function functionName(int $arg1, $arg2): string</text:span></text:p>
      <text:p text:style-name="Preformatted_20_Text"><text:span text:style-name="Source_20_Text"><text:s text:c="4"/>{</text:span></text:p>
      <text:p text:style-name="Preformatted_20_Text"><text:span text:style-name="Source_20_Text"><text:s text:c="8"/>return 'foo';</text:span></text:p>
      <text:p text:style-name="Preformatted_20_Text"><text:span text:style-name="Source_20_Text"><text:s text:c="4"/>}</text:span></text:p>
      <text:p text:style-name="Preformatted_20_Text"/>
      <text:p text:style-name="Preformatted_20_Text"><text:span text:style-name="Source_20_Text"><text:s text:c="4"/>public function anotherFunction(</text:span></text:p>
      <text:p text:style-name="Preformatted_20_Text"><text:span text:style-name="Source_20_Text"><text:s text:c="8"/>string $foo,</text:span></text:p>
      <text:p text:style-name="Preformatted_20_Text"><text:span text:style-name="Source_20_Text"><text:s text:c="8"/>string $bar,</text:span></text:p>
      <text:p text:style-name="Preformatted_20_Text"><text:span text:style-name="Source_20_Text"><text:s text:c="8"/>int $baz</text:span></text:p>
      <text:p text:style-name="Preformatted_20_Text"><text:span text:style-name="Source_20_Text"><text:s text:c="4"/>): string {</text:span></text:p>
      <text:p text:style-name="Preformatted_20_Text"><text:span text:style-name="Source_20_Text"><text:s text:c="8"/>return 'foo';</text:span></text:p>
      <text:p text:style-name="Preformatted_20_Text"><text:span text:style-name="Source_20_Text"><text:s text:c="4"/>}</text:span></text:p>
      <text:p text:style-name="P1"><text:span text:style-name="Source_20_Text">}</text:span></text:p>
      <text:p text:style-name="Text_20_body">In nullable type declarations, there MUST NOT be a space between the question mark and the type.</text:p>
      <text:p text:style-name="Preformatted_20_Text"><text:span text:style-name="Source_20_Text">&lt;?php</text:span></text:p>
      <text:p text:style-name="Preformatted_20_Text"/>
      <text:p text:style-name="Preformatted_20_Text"><text:span text:style-name="Source_20_Text">declare(strict_types=1);</text:span></text:p>
      <text:p text:style-name="Preformatted_20_Text"/>
      <text:p text:style-name="Preformatted_20_Text"><text:span text:style-name="Source_20_Text">namespace Vendor\Package;</text:span></text:p>
      <text:p text:style-name="Preformatted_20_Text"/>
      <text:p text:style-name="Preformatted_20_Text"><text:span text:style-name="Source_20_Text">class ReturnTypeVariations</text:span></text:p>
      <text:p text:style-name="Preformatted_20_Text"><text:span text:style-name="Source_20_Text">{</text:span></text:p>
      <text:p text:style-name="Preformatted_20_Text"><text:span text:style-name="Source_20_Text"><text:s text:c="4"/>public function functionName(?string $arg1, ?int &amp;$arg2): ?string</text:span></text:p>
      <text:p text:style-name="Preformatted_20_Text"><text:span text:style-name="Source_20_Text"><text:s text:c="4"/>{</text:span></text:p>
      <text:p text:style-name="Preformatted_20_Text"><text:span text:style-name="Source_20_Text"><text:s text:c="8"/>return 'foo';</text:span></text:p>
      <text:p text:style-name="Preformatted_20_Text"><text:span text:style-name="Source_20_Text"><text:s text:c="4"/>}</text:span></text:p>
      <text:p text:style-name="P1"><text:span text:style-name="Source_20_Text">}</text:span></text:p>
      <text:p text:style-name="Text_20_body">When using the reference operator <text:span text:style-name="Source_20_Text">&amp;</text:span> before an argument, there MUST NOT be a space after it, like in the previous example.</text:p>
      <text:p text:style-name="Text_20_body">There MUST NOT be a space between the variadic three dot operator and the argument name:</text:p>
      <text:p text:style-name="Preformatted_20_Text"><text:span text:style-name="Source_20_Text">public function process(string $algorithm, ...$parts)</text:span></text:p>
      <text:p text:style-name="Preformatted_20_Text"><text:span text:style-name="Source_20_Text">{</text:span></text:p>
      <text:p text:style-name="Preformatted_20_Text"><text:span text:style-name="Source_20_Text"><text:s text:c="4"/>// processing</text:span></text:p>
      <text:p text:style-name="P1"><text:span text:style-name="Source_20_Text">}</text:span></text:p>
      <text:p text:style-name="Text_20_body">When combining both the reference operator and the variadic three dot operator, there MUST NOT be any space between the two of them:</text:p>
      <text:p text:style-name="Preformatted_20_Text"><text:span text:style-name="Source_20_Text">public function process(string $algorithm, &amp;...$parts)</text:span></text:p>
      <text:p text:style-name="Preformatted_20_Text"><text:span text:style-name="Source_20_Text">{</text:span></text:p>
      <text:p text:style-name="Preformatted_20_Text"><text:span text:style-name="Source_20_Text"><text:s text:c="4"/>// processing</text:span></text:p>
      <text:p text:style-name="P1"><text:span text:style-name="Source_20_Text">}</text:span></text:p>
      <text:h text:style-name="Heading_20_3" text:outline-level="3">4.6 <text:span text:style-name="Source_20_Text">abstract</text:span>, <text:span text:style-name="Source_20_Text">final</text:span>, and <text:span text:style-name="Source_20_Text">static</text:span></text:h>
      <text:p text:style-name="Text_20_body">When present, the <text:span text:style-name="Source_20_Text">abstract</text:span> and <text:span text:style-name="Source_20_Text">final</text:span> declarations MUST precede the visibility declaration.</text:p>
      <text:p text:style-name="Text_20_body">When present, the <text:span text:style-name="Source_20_Text">static</text:span> declaration MUST come after the visibility declaration.</text:p>
      <text:p text:style-name="Preformatted_20_Text"><text:span text:style-name="Source_20_Text">&lt;?php</text:span></text:p>
      <text:p text:style-name="Preformatted_20_Text"/>
      <text:p text:style-name="Preformatted_20_Text"><text:span text:style-name="Source_20_Text">namespace Vendor\Package;</text:span></text:p>
      <text:p text:style-name="Preformatted_20_Text"/>
      <text:p text:style-name="Preformatted_20_Text"><text:soft-page-break/><text:span text:style-name="Source_20_Text">abstract class ClassName</text:span></text:p>
      <text:p text:style-name="Preformatted_20_Text"><text:span text:style-name="Source_20_Text">{</text:span></text:p>
      <text:p text:style-name="Preformatted_20_Text"><text:span text:style-name="Source_20_Text"><text:s text:c="4"/>protected static $foo;</text:span></text:p>
      <text:p text:style-name="Preformatted_20_Text"/>
      <text:p text:style-name="Preformatted_20_Text"><text:span text:style-name="Source_20_Text"><text:s text:c="4"/>abstract protected function zim();</text:span></text:p>
      <text:p text:style-name="Preformatted_20_Text"/>
      <text:p text:style-name="Preformatted_20_Text"><text:span text:style-name="Source_20_Text"><text:s text:c="4"/>final public static function bar()</text:span></text:p>
      <text:p text:style-name="Preformatted_20_Text"><text:span text:style-name="Source_20_Text"><text:s text:c="4"/>{</text:span></text:p>
      <text:p text:style-name="Preformatted_20_Text"><text:span text:style-name="Source_20_Text"><text:s text:c="8"/>// method body</text:span></text:p>
      <text:p text:style-name="Preformatted_20_Text"><text:span text:style-name="Source_20_Text"><text:s text:c="4"/>}</text:span></text:p>
      <text:p text:style-name="P1"><text:span text:style-name="Source_20_Text">}</text:span></text:p>
      <text:h text:style-name="Heading_20_3" text:outline-level="3">4.7 Method and Function Calls</text:h>
      <text:p text:style-name="Text_20_body">When making a method or function call, there MUST NOT be a space between the method or function name and the opening parenthesis, there MUST NOT be a space after the opening parenthesis, and there MUST NOT be a space before the closing parenthesis. In the argument list, there MUST NOT be a space before each comma, and there MUST be one space after each comma.</text:p>
      <text:p text:style-name="Preformatted_20_Text"><text:span text:style-name="Source_20_Text">&lt;?php</text:span></text:p>
      <text:p text:style-name="Preformatted_20_Text"/>
      <text:p text:style-name="Preformatted_20_Text"><text:span text:style-name="Source_20_Text">bar();</text:span></text:p>
      <text:p text:style-name="Preformatted_20_Text"><text:span text:style-name="Source_20_Text">$foo-&gt;bar($arg1);</text:span></text:p>
      <text:p text:style-name="P1"><text:span text:style-name="Source_20_Text">Foo::bar($arg2, $arg3);</text:span></text:p>
      <text:p text:style-name="Text_20_body">Argument lists MAY be split across multiple lines, where each subsequent line is indented once. When doing so, the first item in the list MUST be on the next line, and there MUST be only one argument per line. A single argument being split across multiple lines (as might be the case with an anonymous function or array) does not constitute splitting the argument list itself.</text:p>
      <text:p text:style-name="Preformatted_20_Text"><text:span text:style-name="Source_20_Text">&lt;?php</text:span></text:p>
      <text:p text:style-name="Preformatted_20_Text"/>
      <text:p text:style-name="Preformatted_20_Text"><text:span text:style-name="Source_20_Text">$foo-&gt;bar(</text:span></text:p>
      <text:p text:style-name="Preformatted_20_Text"><text:span text:style-name="Source_20_Text"><text:s text:c="4"/>$longArgument,</text:span></text:p>
      <text:p text:style-name="Preformatted_20_Text"><text:span text:style-name="Source_20_Text"><text:s text:c="4"/>$longerArgument,</text:span></text:p>
      <text:p text:style-name="Preformatted_20_Text"><text:span text:style-name="Source_20_Text"><text:s text:c="4"/>$muchLongerArgument</text:span></text:p>
      <text:p text:style-name="P1"><text:span text:style-name="Source_20_Text">);</text:span></text:p>
      <text:p text:style-name="Preformatted_20_Text"><text:span text:style-name="Source_20_Text">&lt;?php</text:span></text:p>
      <text:p text:style-name="Preformatted_20_Text"/>
      <text:p text:style-name="Preformatted_20_Text"><text:span text:style-name="Source_20_Text">somefunction($foo, $bar, [</text:span></text:p>
      <text:p text:style-name="Preformatted_20_Text"><text:span text:style-name="Source_20_Text"><text:s text:c="2"/>// ...</text:span></text:p>
      <text:p text:style-name="Preformatted_20_Text"><text:span text:style-name="Source_20_Text">], $baz);</text:span></text:p>
      <text:p text:style-name="Preformatted_20_Text"/>
      <text:p text:style-name="Preformatted_20_Text"><text:span text:style-name="Source_20_Text">$app-&gt;get('/hello/{name}', function ($name) use ($app) {</text:span></text:p>
      <text:p text:style-name="Preformatted_20_Text"><text:span text:style-name="Source_20_Text"><text:s text:c="4"/>return 'Hello ' . $app-&gt;escape($name);</text:span></text:p>
      <text:p text:style-name="P1"><text:span text:style-name="Source_20_Text">});</text:span></text:p>
      <text:h text:style-name="Heading_20_2" text:outline-level="2">5. Control Structures</text:h>
      <text:p text:style-name="Text_20_body">The general style rules for control structures are as follows:</text:p>
      <text:list xml:id="list420012770" text:style-name="L2">
        <text:list-item>
          <text:p text:style-name="P5">There MUST be one space after the control structure keyword </text:p>
        </text:list-item>
        <text:list-item>
          <text:p text:style-name="P5">There MUST NOT be a space after the opening parenthesis </text:p>
        </text:list-item>
        <text:list-item>
          <text:p text:style-name="P5">There MUST NOT be a space before the closing parenthesis </text:p>
        </text:list-item>
        <text:list-item>
          <text:p text:style-name="P5">There MUST be one space between the closing parenthesis and the opening brace </text:p>
        </text:list-item>
        <text:list-item>
          <text:p text:style-name="P5">The structure body MUST be indented once </text:p>
        </text:list-item>
        <text:list-item>
          <text:p text:style-name="P5"><text:soft-page-break/>The body MUST be on the next line after the opening brace </text:p>
        </text:list-item>
        <text:list-item>
          <text:p text:style-name="P3">The closing brace MUST be on the next line after the body </text:p>
        </text:list-item>
      </text:list>
      <text:p text:style-name="Text_20_body">The body of each structure MUST be enclosed by braces. This standardizes how the structures look and reduces the likelihood of introducing errors as new lines get added to the body.</text:p>
      <text:h text:style-name="Heading_20_3" text:outline-level="3">5.1 <text:span text:style-name="Source_20_Text">if</text:span>, <text:span text:style-name="Source_20_Text">elseif</text:span>, <text:span text:style-name="Source_20_Text">else</text:span></text:h>
      <text:p text:style-name="Text_20_body">An <text:span text:style-name="Source_20_Text">if</text:span> structure looks like the following. Note the placement of parentheses, spaces, and braces; and that <text:span text:style-name="Source_20_Text">else</text:span> and <text:span text:style-name="Source_20_Text">elseif</text:span> are on the same line as the closing brace from the earlier body.</text:p>
      <text:p text:style-name="Preformatted_20_Text"><text:span text:style-name="Source_20_Text">&lt;?php</text:span></text:p>
      <text:p text:style-name="Preformatted_20_Text"/>
      <text:p text:style-name="Preformatted_20_Text"><text:span text:style-name="Source_20_Text">if ($expr1) {</text:span></text:p>
      <text:p text:style-name="Preformatted_20_Text"><text:span text:style-name="Source_20_Text"><text:s text:c="4"/>// if body</text:span></text:p>
      <text:p text:style-name="Preformatted_20_Text"><text:span text:style-name="Source_20_Text">} elseif ($expr2) {</text:span></text:p>
      <text:p text:style-name="Preformatted_20_Text"><text:span text:style-name="Source_20_Text"><text:s text:c="4"/>// elseif body</text:span></text:p>
      <text:p text:style-name="Preformatted_20_Text"><text:span text:style-name="Source_20_Text">} else {</text:span></text:p>
      <text:p text:style-name="Preformatted_20_Text"><text:span text:style-name="Source_20_Text"><text:s text:c="4"/>// else body;</text:span></text:p>
      <text:p text:style-name="P1"><text:span text:style-name="Source_20_Text">}</text:span></text:p>
      <text:p text:style-name="Text_20_body">The keyword <text:span text:style-name="Source_20_Text">elseif</text:span> SHOULD be used instead of <text:span text:style-name="Source_20_Text">else if</text:span> so that all control keywords look like single words.</text:p>
      <text:p text:style-name="Text_20_body">Expressions in parentheses MAY be split across multiple lines, where each subsequent line is indented at least once. When doing so, the first condition MUST be on the next line. The closing parenthesis and opening brace MUST be placed together on their own line with one space between them. Boolean operators between conditions MUST always be at the beginning or at the end of the line, not a mix of both.</text:p>
      <text:p text:style-name="Preformatted_20_Text"><text:span text:style-name="Source_20_Text">&lt;?php</text:span></text:p>
      <text:p text:style-name="Preformatted_20_Text"/>
      <text:p text:style-name="Preformatted_20_Text"><text:span text:style-name="Source_20_Text">if (</text:span></text:p>
      <text:p text:style-name="Preformatted_20_Text"><text:span text:style-name="Source_20_Text"><text:s text:c="4"/>$expr1</text:span></text:p>
      <text:p text:style-name="Preformatted_20_Text"><text:span text:style-name="Source_20_Text"><text:s text:c="4"/>&amp;&amp; $expr2</text:span></text:p>
      <text:p text:style-name="Preformatted_20_Text"><text:span text:style-name="Source_20_Text">) {</text:span></text:p>
      <text:p text:style-name="Preformatted_20_Text"><text:span text:style-name="Source_20_Text"><text:s text:c="4"/>// if body</text:span></text:p>
      <text:p text:style-name="Preformatted_20_Text"><text:span text:style-name="Source_20_Text">} elseif (</text:span></text:p>
      <text:p text:style-name="Preformatted_20_Text"><text:span text:style-name="Source_20_Text"><text:s text:c="4"/>$expr3</text:span></text:p>
      <text:p text:style-name="Preformatted_20_Text"><text:span text:style-name="Source_20_Text"><text:s text:c="4"/>&amp;&amp; $expr4</text:span></text:p>
      <text:p text:style-name="Preformatted_20_Text"><text:span text:style-name="Source_20_Text">) {</text:span></text:p>
      <text:p text:style-name="Preformatted_20_Text"><text:span text:style-name="Source_20_Text"><text:s text:c="4"/>// elseif body</text:span></text:p>
      <text:p text:style-name="P1"><text:span text:style-name="Source_20_Text">}</text:span></text:p>
      <text:h text:style-name="Heading_20_3" text:outline-level="3">5.2 <text:span text:style-name="Source_20_Text">switch</text:span>, <text:span text:style-name="Source_20_Text">case</text:span></text:h>
      <text:p text:style-name="Text_20_body">A <text:span text:style-name="Source_20_Text">switch</text:span> structure looks like the following. Note the placement of parentheses, spaces, and braces. The <text:span text:style-name="Source_20_Text">case</text:span> statement MUST be indented once from <text:span text:style-name="Source_20_Text">switch</text:span>, and the <text:span text:style-name="Source_20_Text">break</text:span> keyword (or other terminating keywords) MUST be indented at the same level as the <text:span text:style-name="Source_20_Text">case</text:span> body. There MUST be a comment such as <text:span text:style-name="Source_20_Text">// no break</text:span> when fall-through is intentional in a non-empty <text:span text:style-name="Source_20_Text">case</text:span> body.</text:p>
      <text:p text:style-name="Preformatted_20_Text"><text:span text:style-name="Source_20_Text">&lt;?php</text:span></text:p>
      <text:p text:style-name="Preformatted_20_Text"/>
      <text:p text:style-name="Preformatted_20_Text"><text:span text:style-name="Source_20_Text">switch ($expr) {</text:span></text:p>
      <text:p text:style-name="Preformatted_20_Text"><text:span text:style-name="Source_20_Text"><text:s text:c="4"/>case 0:</text:span></text:p>
      <text:p text:style-name="Preformatted_20_Text"><text:span text:style-name="Source_20_Text"><text:s text:c="8"/>echo 'First case, with a break';</text:span></text:p>
      <text:p text:style-name="Preformatted_20_Text"><text:span text:style-name="Source_20_Text"><text:s text:c="8"/>break;</text:span></text:p>
      <text:p text:style-name="Preformatted_20_Text"><text:soft-page-break/><text:span text:style-name="Source_20_Text"><text:s text:c="4"/>case 1:</text:span></text:p>
      <text:p text:style-name="Preformatted_20_Text"><text:span text:style-name="Source_20_Text"><text:s text:c="8"/>echo 'Second case, which falls through';</text:span></text:p>
      <text:p text:style-name="Preformatted_20_Text"><text:span text:style-name="Source_20_Text"><text:s text:c="8"/>// no break</text:span></text:p>
      <text:p text:style-name="Preformatted_20_Text"><text:span text:style-name="Source_20_Text"><text:s text:c="4"/>case 2:</text:span></text:p>
      <text:p text:style-name="Preformatted_20_Text"><text:span text:style-name="Source_20_Text"><text:s text:c="4"/>case 3:</text:span></text:p>
      <text:p text:style-name="Preformatted_20_Text"><text:span text:style-name="Source_20_Text"><text:s text:c="4"/>case 4:</text:span></text:p>
      <text:p text:style-name="Preformatted_20_Text"><text:span text:style-name="Source_20_Text"><text:s text:c="8"/>echo 'Third case, return instead of break';</text:span></text:p>
      <text:p text:style-name="Preformatted_20_Text"><text:span text:style-name="Source_20_Text"><text:s text:c="8"/>return;</text:span></text:p>
      <text:p text:style-name="Preformatted_20_Text"><text:span text:style-name="Source_20_Text"><text:s text:c="4"/>default:</text:span></text:p>
      <text:p text:style-name="Preformatted_20_Text"><text:span text:style-name="Source_20_Text"><text:s text:c="8"/>echo 'Default case';</text:span></text:p>
      <text:p text:style-name="Preformatted_20_Text"><text:span text:style-name="Source_20_Text"><text:s text:c="8"/>break;</text:span></text:p>
      <text:p text:style-name="P1"><text:span text:style-name="Source_20_Text">}</text:span></text:p>
      <text:p text:style-name="Text_20_body">Expressions in parentheses MAY be split across multiple lines, where each subsequent line is indented at least once. When doing so, the first condition MUST be on the next line. The closing parenthesis and opening brace MUST be placed together on their own line with one space between them. Boolean operators between conditions MUST always be at the beginning or at the end of the line, not a mix of both.</text:p>
      <text:p text:style-name="Preformatted_20_Text"><text:span text:style-name="Source_20_Text">&lt;?php</text:span></text:p>
      <text:p text:style-name="Preformatted_20_Text"/>
      <text:p text:style-name="Preformatted_20_Text"><text:span text:style-name="Source_20_Text">switch (</text:span></text:p>
      <text:p text:style-name="Preformatted_20_Text"><text:span text:style-name="Source_20_Text"><text:s text:c="4"/>$expr1</text:span></text:p>
      <text:p text:style-name="Preformatted_20_Text"><text:span text:style-name="Source_20_Text"><text:s text:c="4"/>&amp;&amp; $expr2</text:span></text:p>
      <text:p text:style-name="Preformatted_20_Text"><text:span text:style-name="Source_20_Text">) {</text:span></text:p>
      <text:p text:style-name="Preformatted_20_Text"><text:span text:style-name="Source_20_Text"><text:s text:c="4"/>// structure body</text:span></text:p>
      <text:p text:style-name="P1"><text:span text:style-name="Source_20_Text">}</text:span></text:p>
      <text:h text:style-name="Heading_20_3" text:outline-level="3">5.3 <text:span text:style-name="Source_20_Text">while</text:span>, <text:span text:style-name="Source_20_Text">do while</text:span></text:h>
      <text:p text:style-name="Text_20_body">A <text:span text:style-name="Source_20_Text">while</text:span> statement looks like the following. Note the placement of parentheses, spaces, and braces.</text:p>
      <text:p text:style-name="Preformatted_20_Text"><text:span text:style-name="Source_20_Text">&lt;?php</text:span></text:p>
      <text:p text:style-name="Preformatted_20_Text"/>
      <text:p text:style-name="Preformatted_20_Text"><text:span text:style-name="Source_20_Text">while ($expr) {</text:span></text:p>
      <text:p text:style-name="Preformatted_20_Text"><text:span text:style-name="Source_20_Text"><text:s text:c="4"/>// structure body</text:span></text:p>
      <text:p text:style-name="P1"><text:span text:style-name="Source_20_Text">}</text:span></text:p>
      <text:p text:style-name="Text_20_body">Expressions in parentheses MAY be split across multiple lines, where each subsequent line is indented at least once. When doing so, the first condition MUST be on the next line. The closing parenthesis and opening brace MUST be placed together on their own line with one space between them. Boolean operators between conditions MUST always be at the beginning or at the end of the line, not a mix of both.</text:p>
      <text:p text:style-name="Preformatted_20_Text"><text:span text:style-name="Source_20_Text">&lt;?php</text:span></text:p>
      <text:p text:style-name="Preformatted_20_Text"/>
      <text:p text:style-name="Preformatted_20_Text"><text:span text:style-name="Source_20_Text">while (</text:span></text:p>
      <text:p text:style-name="Preformatted_20_Text"><text:span text:style-name="Source_20_Text"><text:s text:c="4"/>$expr1</text:span></text:p>
      <text:p text:style-name="Preformatted_20_Text"><text:span text:style-name="Source_20_Text"><text:s text:c="4"/>&amp;&amp; $expr2</text:span></text:p>
      <text:p text:style-name="Preformatted_20_Text"><text:span text:style-name="Source_20_Text">) {</text:span></text:p>
      <text:p text:style-name="Preformatted_20_Text"><text:span text:style-name="Source_20_Text"><text:s text:c="4"/>// structure body</text:span></text:p>
      <text:p text:style-name="P1"><text:span text:style-name="Source_20_Text">}</text:span></text:p>
      <text:p text:style-name="Text_20_body">Similarly, a <text:span text:style-name="Source_20_Text">do while</text:span> statement looks like the following. Note the placement of parentheses, spaces, and braces.</text:p>
      <text:p text:style-name="Preformatted_20_Text"><text:span text:style-name="Source_20_Text">&lt;?php</text:span></text:p>
      <text:p text:style-name="Preformatted_20_Text"/>
      <text:p text:style-name="Preformatted_20_Text"><text:soft-page-break/><text:span text:style-name="Source_20_Text">do {</text:span></text:p>
      <text:p text:style-name="Preformatted_20_Text"><text:span text:style-name="Source_20_Text"><text:s text:c="4"/>// structure body;</text:span></text:p>
      <text:p text:style-name="P1"><text:span text:style-name="Source_20_Text">} while ($expr);</text:span></text:p>
      <text:p text:style-name="Text_20_body">Expressions in parentheses MAY be split across multiple lines, where each subsequent line is indented at least once. When doing so, the first condition MUST be on the next line. Boolean operators between conditions MUST always be at the beginning or at the end of the line, not a mix of both.</text:p>
      <text:p text:style-name="Preformatted_20_Text"><text:span text:style-name="Source_20_Text">&lt;?php</text:span></text:p>
      <text:p text:style-name="Preformatted_20_Text"/>
      <text:p text:style-name="Preformatted_20_Text"><text:span text:style-name="Source_20_Text">do {</text:span></text:p>
      <text:p text:style-name="Preformatted_20_Text"><text:span text:style-name="Source_20_Text"><text:s text:c="4"/>// structure body;</text:span></text:p>
      <text:p text:style-name="Preformatted_20_Text"><text:span text:style-name="Source_20_Text">} while (</text:span></text:p>
      <text:p text:style-name="Preformatted_20_Text"><text:span text:style-name="Source_20_Text"><text:s text:c="4"/>$expr1</text:span></text:p>
      <text:p text:style-name="Preformatted_20_Text"><text:span text:style-name="Source_20_Text"><text:s text:c="4"/>&amp;&amp; $expr2</text:span></text:p>
      <text:p text:style-name="P1"><text:span text:style-name="Source_20_Text">);</text:span></text:p>
      <text:h text:style-name="Heading_20_3" text:outline-level="3">5.4 <text:span text:style-name="Source_20_Text">for</text:span></text:h>
      <text:p text:style-name="Text_20_body">A <text:span text:style-name="Source_20_Text">for</text:span> statement looks like the following. Note the placement of parentheses, spaces, and braces.</text:p>
      <text:p text:style-name="Preformatted_20_Text"><text:span text:style-name="Source_20_Text">&lt;?php</text:span></text:p>
      <text:p text:style-name="Preformatted_20_Text"/>
      <text:p text:style-name="Preformatted_20_Text"><text:span text:style-name="Source_20_Text">for ($i = 0; $i &lt; 10; $i++) {</text:span></text:p>
      <text:p text:style-name="Preformatted_20_Text"><text:span text:style-name="Source_20_Text"><text:s text:c="4"/>// for body</text:span></text:p>
      <text:p text:style-name="P1"><text:span text:style-name="Source_20_Text">}</text:span></text:p>
      <text:p text:style-name="Text_20_body">Expressions in parentheses MAY be split across multiple lines, where each subsequent line is indented at least once. When doing so, the first expression MUST be on the next line. The closing parenthesis and opening brace MUST be placed together on their own line with one space between them.</text:p>
      <text:p text:style-name="Preformatted_20_Text"><text:span text:style-name="Source_20_Text">&lt;?php</text:span></text:p>
      <text:p text:style-name="Preformatted_20_Text"/>
      <text:p text:style-name="Preformatted_20_Text"><text:span text:style-name="Source_20_Text">for (</text:span></text:p>
      <text:p text:style-name="Preformatted_20_Text"><text:span text:style-name="Source_20_Text"><text:s text:c="4"/>$i = 0;</text:span></text:p>
      <text:p text:style-name="Preformatted_20_Text"><text:span text:style-name="Source_20_Text"><text:s text:c="4"/>$i &lt; 10;</text:span></text:p>
      <text:p text:style-name="Preformatted_20_Text"><text:span text:style-name="Source_20_Text"><text:s text:c="4"/>$i++</text:span></text:p>
      <text:p text:style-name="Preformatted_20_Text"><text:span text:style-name="Source_20_Text">) {</text:span></text:p>
      <text:p text:style-name="Preformatted_20_Text"><text:span text:style-name="Source_20_Text"><text:s text:c="4"/>// for body</text:span></text:p>
      <text:p text:style-name="P1"><text:span text:style-name="Source_20_Text">}</text:span></text:p>
      <text:h text:style-name="Heading_20_3" text:outline-level="3">5.5 <text:span text:style-name="Source_20_Text">foreach</text:span></text:h>
      <text:p text:style-name="Text_20_body">A <text:span text:style-name="Source_20_Text">foreach</text:span> statement looks like the following. Note the placement of parentheses, spaces, and braces.</text:p>
      <text:p text:style-name="Preformatted_20_Text"><text:span text:style-name="Source_20_Text">&lt;?php</text:span></text:p>
      <text:p text:style-name="Preformatted_20_Text"/>
      <text:p text:style-name="Preformatted_20_Text"><text:span text:style-name="Source_20_Text">foreach ($iterable as $key =&gt; $value) {</text:span></text:p>
      <text:p text:style-name="Preformatted_20_Text"><text:span text:style-name="Source_20_Text"><text:s text:c="4"/>// foreach body</text:span></text:p>
      <text:p text:style-name="P1"><text:span text:style-name="Source_20_Text">}</text:span></text:p>
      <text:h text:style-name="Heading_20_3" text:outline-level="3"><text:soft-page-break/>5.6 <text:span text:style-name="Source_20_Text">try</text:span>, <text:span text:style-name="Source_20_Text">catch</text:span>, <text:span text:style-name="Source_20_Text">finally</text:span></text:h>
      <text:p text:style-name="Text_20_body">A <text:span text:style-name="Source_20_Text">try-catch-finally</text:span> block looks like the following. Note the placement of parentheses, spaces, and braces.</text:p>
      <text:p text:style-name="Preformatted_20_Text"><text:span text:style-name="Source_20_Text">&lt;?php</text:span></text:p>
      <text:p text:style-name="Preformatted_20_Text"/>
      <text:p text:style-name="Preformatted_20_Text"><text:span text:style-name="Source_20_Text">try {</text:span></text:p>
      <text:p text:style-name="Preformatted_20_Text"><text:span text:style-name="Source_20_Text"><text:s text:c="4"/>// try body</text:span></text:p>
      <text:p text:style-name="Preformatted_20_Text"><text:span text:style-name="Source_20_Text">} catch (FirstThrowableType $e) {</text:span></text:p>
      <text:p text:style-name="Preformatted_20_Text"><text:span text:style-name="Source_20_Text"><text:s text:c="4"/>// catch body</text:span></text:p>
      <text:p text:style-name="Preformatted_20_Text"><text:span text:style-name="Source_20_Text">} catch (OtherThrowableType | AnotherThrowableType $e) {</text:span></text:p>
      <text:p text:style-name="Preformatted_20_Text"><text:span text:style-name="Source_20_Text"><text:s text:c="4"/>// catch body</text:span></text:p>
      <text:p text:style-name="Preformatted_20_Text"><text:span text:style-name="Source_20_Text">} finally {</text:span></text:p>
      <text:p text:style-name="Preformatted_20_Text"><text:span text:style-name="Source_20_Text"><text:s text:c="4"/>// finally body</text:span></text:p>
      <text:p text:style-name="P1"><text:span text:style-name="Source_20_Text">}</text:span></text:p>
      <text:h text:style-name="Heading_20_2" text:outline-level="2">6. Operators</text:h>
      <text:p text:style-name="Text_20_body">Style rules for operators are grouped by arity (the number of operands they take).</text:p>
      <text:p text:style-name="Text_20_body">When space is permitted around an operator, multiple spaces MAY be used for readability purposes.</text:p>
      <text:p text:style-name="Text_20_body">All operators not described here are left undefined.</text:p>
      <text:h text:style-name="Heading_20_3" text:outline-level="3">6.1. Unary operators</text:h>
      <text:p text:style-name="Text_20_body">The increment/decrement operators MUST NOT have any space between the operator and operand.</text:p>
      <text:p text:style-name="Preformatted_20_Text"><text:span text:style-name="Source_20_Text">$i++;</text:span></text:p>
      <text:p text:style-name="P1"><text:span text:style-name="Source_20_Text">++$j;</text:span></text:p>
      <text:p text:style-name="Text_20_body">Type casting operators MUST NOT have any space within the parentheses:</text:p>
      <text:p text:style-name="P1"><text:span text:style-name="Source_20_Text">$intValue = (int) $input;</text:span></text:p>
      <text:h text:style-name="Heading_20_3" text:outline-level="3">6.2. Binary operators</text:h>
      <text:p text:style-name="Text_20_body">All binary <text:a xlink:type="simple" xlink:href="http://php.net/manual/en/language.operators.arithmetic.php" text:style-name="Internet_20_link" text:visited-style-name="Visited_20_Internet_20_Link">arithmetic</text:a>, <text:a xlink:type="simple" xlink:href="http://php.net/manual/en/language.operators.comparison.php" text:style-name="Internet_20_link" text:visited-style-name="Visited_20_Internet_20_Link">comparison</text:a>, <text:a xlink:type="simple" xlink:href="http://php.net/manual/en/language.operators.assignment.php" text:style-name="Internet_20_link" text:visited-style-name="Visited_20_Internet_20_Link">assignment</text:a>, <text:a xlink:type="simple" xlink:href="http://php.net/manual/en/language.operators.bitwise.php" text:style-name="Internet_20_link" text:visited-style-name="Visited_20_Internet_20_Link">bitwise</text:a>, <text:a xlink:type="simple" xlink:href="http://php.net/manual/en/language.operators.logical.php" text:style-name="Internet_20_link" text:visited-style-name="Visited_20_Internet_20_Link">logical</text:a>, <text:a xlink:type="simple" xlink:href="http://php.net/manual/en/language.operators.string.php" text:style-name="Internet_20_link" text:visited-style-name="Visited_20_Internet_20_Link">string</text:a>, and <text:a xlink:type="simple" xlink:href="http://php.net/manual/en/language.operators.type.php" text:style-name="Internet_20_link" text:visited-style-name="Visited_20_Internet_20_Link">type</text:a> operators MUST be preceded and followed by at least one space:</text:p>
      <text:p text:style-name="Preformatted_20_Text"><text:span text:style-name="Source_20_Text">if ($a === $b) {</text:span></text:p>
      <text:p text:style-name="Preformatted_20_Text"><text:span text:style-name="Source_20_Text"><text:s text:c="4"/>$foo = $bar ?? $a ?? $b;</text:span></text:p>
      <text:p text:style-name="Preformatted_20_Text"><text:span text:style-name="Source_20_Text">} elseif ($a &gt; $b) {</text:span></text:p>
      <text:p text:style-name="Preformatted_20_Text"><text:span text:style-name="Source_20_Text"><text:s text:c="4"/>$foo = $a + $b * $c;</text:span></text:p>
      <text:p text:style-name="P1"><text:span text:style-name="Source_20_Text">}</text:span></text:p>
      <text:h text:style-name="Heading_20_3" text:outline-level="3">6.3. Ternary operators</text:h>
      <text:p text:style-name="Text_20_body">The conditional operator, also known simply as the ternary operator, MUST be preceded and followed by at least one space around both the <text:span text:style-name="Source_20_Text">?</text:span> and <text:span text:style-name="Source_20_Text">:</text:span> characters:</text:p>
      <text:p text:style-name="P1"><text:span text:style-name="Source_20_Text">$variable = $foo ? 'foo' : 'bar';</text:span></text:p>
      <text:p text:style-name="Text_20_body">When the middle operand of the conditional operator is omitted, the operator MUST follow the same style rules as other binary <text:a xlink:type="simple" xlink:href="http://php.net/manual/en/language.operators.comparison.php" text:style-name="Internet_20_link" text:visited-style-name="Visited_20_Internet_20_Link">comparison</text:a> operators:</text:p>
      <text:p text:style-name="P1"><text:span text:style-name="Source_20_Text">$variable = $foo ?: 'bar';</text:span></text:p>
      <text:h text:style-name="Heading_20_2" text:outline-level="2"><text:soft-page-break/>7. Closures</text:h>
      <text:p text:style-name="Text_20_body">Closures MUST be declared with a space after the <text:span text:style-name="Source_20_Text">function</text:span> keyword, and a space before and after the <text:span text:style-name="Source_20_Text">use</text:span> keyword.</text:p>
      <text:p text:style-name="Text_20_body">The opening brace MUST go on the same line, and the closing brace MUST go on the next line following the body.</text:p>
      <text:p text:style-name="Text_20_body">There MUST NOT be a space after the opening parenthesis of the argument list or variable list, and there MUST NOT be a space before the closing parenthesis of the argument list or variable list.</text:p>
      <text:p text:style-name="Text_20_body">In the argument list and variable list, there MUST NOT be a space before each comma, and there MUST be one space after each comma.</text:p>
      <text:p text:style-name="Text_20_body">Closure arguments with default values MUST go at the end of the argument list.</text:p>
      <text:p text:style-name="Text_20_body">If a return type is present, it MUST follow the same rules as with normal functions and methods; if the <text:span text:style-name="Source_20_Text">use</text:span> keyword is present, the colon MUST follow the <text:span text:style-name="Source_20_Text">use</text:span> list closing parentheses with no spaces between the two characters.</text:p>
      <text:p text:style-name="Text_20_body">A closure declaration looks like the following. Note the placement of parentheses, commas, spaces, and braces:</text:p>
      <text:p text:style-name="Preformatted_20_Text"><text:span text:style-name="Source_20_Text">&lt;?php</text:span></text:p>
      <text:p text:style-name="Preformatted_20_Text"/>
      <text:p text:style-name="Preformatted_20_Text"><text:span text:style-name="Source_20_Text">$closureWithArgs = function ($arg1, $arg2) {</text:span></text:p>
      <text:p text:style-name="Preformatted_20_Text"><text:span text:style-name="Source_20_Text"><text:s text:c="4"/>// body</text:span></text:p>
      <text:p text:style-name="Preformatted_20_Text"><text:span text:style-name="Source_20_Text">};</text:span></text:p>
      <text:p text:style-name="Preformatted_20_Text"/>
      <text:p text:style-name="Preformatted_20_Text"><text:span text:style-name="Source_20_Text">$closureWithArgsAndVars = function ($arg1, $arg2) use ($var1, $var2) {</text:span></text:p>
      <text:p text:style-name="Preformatted_20_Text"><text:span text:style-name="Source_20_Text"><text:s text:c="4"/>// body</text:span></text:p>
      <text:p text:style-name="Preformatted_20_Text"><text:span text:style-name="Source_20_Text">};</text:span></text:p>
      <text:p text:style-name="Preformatted_20_Text"/>
      <text:p text:style-name="Preformatted_20_Text"><text:span text:style-name="Source_20_Text">$closureWithArgsVarsAndReturn = function ($arg1, $arg2) use ($var1, $var2): bool {</text:span></text:p>
      <text:p text:style-name="Preformatted_20_Text"><text:span text:style-name="Source_20_Text"><text:s text:c="4"/>// body</text:span></text:p>
      <text:p text:style-name="P1"><text:span text:style-name="Source_20_Text">};</text:span></text:p>
      <text:p text:style-name="Text_20_body">Argument lists and variable lists MAY be split across multiple lines, where each subsequent line is indented once. When doing so, the first item in the list MUST be on the next line, and there MUST be only one argument or variable per line.</text:p>
      <text:p text:style-name="Text_20_body">When the ending list (whether of arguments or variables) is split across multiple lines, the closing parenthesis and opening brace MUST be placed together on their own line with one space between them.</text:p>
      <text:p text:style-name="Text_20_body">The following are examples of closures with and without argument lists and variable lists split across multiple lines.</text:p>
      <text:p text:style-name="Preformatted_20_Text"><text:span text:style-name="Source_20_Text">&lt;?php</text:span></text:p>
      <text:p text:style-name="Preformatted_20_Text"/>
      <text:p text:style-name="Preformatted_20_Text"><text:span text:style-name="Source_20_Text">$longArgs_noVars = function (</text:span></text:p>
      <text:p text:style-name="Preformatted_20_Text"><text:span text:style-name="Source_20_Text"><text:s text:c="4"/>$longArgument,</text:span></text:p>
      <text:p text:style-name="Preformatted_20_Text"><text:span text:style-name="Source_20_Text"><text:s text:c="4"/>$longerArgument,</text:span></text:p>
      <text:p text:style-name="Preformatted_20_Text"><text:span text:style-name="Source_20_Text"><text:s text:c="4"/>$muchLongerArgument</text:span></text:p>
      <text:p text:style-name="Preformatted_20_Text"><text:span text:style-name="Source_20_Text">) {</text:span></text:p>
      <text:p text:style-name="Preformatted_20_Text"><text:span text:style-name="Source_20_Text"><text:s text:c="3"/>// body</text:span></text:p>
      <text:p text:style-name="Preformatted_20_Text"><text:span text:style-name="Source_20_Text">};</text:span></text:p>
      <text:p text:style-name="Preformatted_20_Text"><text:soft-page-break/></text:p>
      <text:p text:style-name="Preformatted_20_Text"><text:span text:style-name="Source_20_Text">$noArgs_longVars = function () use (</text:span></text:p>
      <text:p text:style-name="Preformatted_20_Text"><text:span text:style-name="Source_20_Text"><text:s text:c="4"/>$longVar1,</text:span></text:p>
      <text:p text:style-name="Preformatted_20_Text"><text:span text:style-name="Source_20_Text"><text:s text:c="4"/>$longerVar2,</text:span></text:p>
      <text:p text:style-name="Preformatted_20_Text"><text:span text:style-name="Source_20_Text"><text:s text:c="4"/>$muchLongerVar3</text:span></text:p>
      <text:p text:style-name="Preformatted_20_Text"><text:span text:style-name="Source_20_Text">) {</text:span></text:p>
      <text:p text:style-name="Preformatted_20_Text"><text:span text:style-name="Source_20_Text"><text:s text:c="3"/>// body</text:span></text:p>
      <text:p text:style-name="Preformatted_20_Text"><text:span text:style-name="Source_20_Text">};</text:span></text:p>
      <text:p text:style-name="Preformatted_20_Text"/>
      <text:p text:style-name="Preformatted_20_Text"><text:span text:style-name="Source_20_Text">$longArgs_longVars = function (</text:span></text:p>
      <text:p text:style-name="Preformatted_20_Text"><text:span text:style-name="Source_20_Text"><text:s text:c="4"/>$longArgument,</text:span></text:p>
      <text:p text:style-name="Preformatted_20_Text"><text:span text:style-name="Source_20_Text"><text:s text:c="4"/>$longerArgument,</text:span></text:p>
      <text:p text:style-name="Preformatted_20_Text"><text:span text:style-name="Source_20_Text"><text:s text:c="4"/>$muchLongerArgument</text:span></text:p>
      <text:p text:style-name="Preformatted_20_Text"><text:span text:style-name="Source_20_Text">) use (</text:span></text:p>
      <text:p text:style-name="Preformatted_20_Text"><text:span text:style-name="Source_20_Text"><text:s text:c="4"/>$longVar1,</text:span></text:p>
      <text:p text:style-name="Preformatted_20_Text"><text:span text:style-name="Source_20_Text"><text:s text:c="4"/>$longerVar2,</text:span></text:p>
      <text:p text:style-name="Preformatted_20_Text"><text:span text:style-name="Source_20_Text"><text:s text:c="4"/>$muchLongerVar3</text:span></text:p>
      <text:p text:style-name="Preformatted_20_Text"><text:span text:style-name="Source_20_Text">) {</text:span></text:p>
      <text:p text:style-name="Preformatted_20_Text"><text:span text:style-name="Source_20_Text"><text:s text:c="3"/>// body</text:span></text:p>
      <text:p text:style-name="Preformatted_20_Text"><text:span text:style-name="Source_20_Text">};</text:span></text:p>
      <text:p text:style-name="Preformatted_20_Text"/>
      <text:p text:style-name="Preformatted_20_Text"><text:span text:style-name="Source_20_Text">$longArgs_shortVars = function (</text:span></text:p>
      <text:p text:style-name="Preformatted_20_Text"><text:span text:style-name="Source_20_Text"><text:s text:c="4"/>$longArgument,</text:span></text:p>
      <text:p text:style-name="Preformatted_20_Text"><text:span text:style-name="Source_20_Text"><text:s text:c="4"/>$longerArgument,</text:span></text:p>
      <text:p text:style-name="Preformatted_20_Text"><text:span text:style-name="Source_20_Text"><text:s text:c="4"/>$muchLongerArgument</text:span></text:p>
      <text:p text:style-name="Preformatted_20_Text"><text:span text:style-name="Source_20_Text">) use ($var1) {</text:span></text:p>
      <text:p text:style-name="Preformatted_20_Text"><text:span text:style-name="Source_20_Text"><text:s text:c="3"/>// body</text:span></text:p>
      <text:p text:style-name="Preformatted_20_Text"><text:span text:style-name="Source_20_Text">};</text:span></text:p>
      <text:p text:style-name="Preformatted_20_Text"/>
      <text:p text:style-name="Preformatted_20_Text"><text:span text:style-name="Source_20_Text">$shortArgs_longVars = function ($arg) use (</text:span></text:p>
      <text:p text:style-name="Preformatted_20_Text"><text:span text:style-name="Source_20_Text"><text:s text:c="4"/>$longVar1,</text:span></text:p>
      <text:p text:style-name="Preformatted_20_Text"><text:span text:style-name="Source_20_Text"><text:s text:c="4"/>$longerVar2,</text:span></text:p>
      <text:p text:style-name="Preformatted_20_Text"><text:span text:style-name="Source_20_Text"><text:s text:c="4"/>$muchLongerVar3</text:span></text:p>
      <text:p text:style-name="Preformatted_20_Text"><text:span text:style-name="Source_20_Text">) {</text:span></text:p>
      <text:p text:style-name="Preformatted_20_Text"><text:span text:style-name="Source_20_Text"><text:s text:c="3"/>// body</text:span></text:p>
      <text:p text:style-name="P1"><text:span text:style-name="Source_20_Text">};</text:span></text:p>
      <text:p text:style-name="Text_20_body">Note that the formatting rules also apply when the closure is used directly in a function or method call as an argument.</text:p>
      <text:p text:style-name="Preformatted_20_Text"><text:span text:style-name="Source_20_Text">&lt;?php</text:span></text:p>
      <text:p text:style-name="Preformatted_20_Text"/>
      <text:p text:style-name="Preformatted_20_Text"><text:span text:style-name="Source_20_Text">$foo-&gt;bar(</text:span></text:p>
      <text:p text:style-name="Preformatted_20_Text"><text:span text:style-name="Source_20_Text"><text:s text:c="4"/>$arg1,</text:span></text:p>
      <text:p text:style-name="Preformatted_20_Text"><text:span text:style-name="Source_20_Text"><text:s text:c="4"/>function ($arg2) use ($var1) {</text:span></text:p>
      <text:p text:style-name="Preformatted_20_Text"><text:span text:style-name="Source_20_Text"><text:s text:c="8"/>// body</text:span></text:p>
      <text:p text:style-name="Preformatted_20_Text"><text:span text:style-name="Source_20_Text"><text:s text:c="4"/>},</text:span></text:p>
      <text:p text:style-name="Preformatted_20_Text"><text:span text:style-name="Source_20_Text"><text:s text:c="4"/>$arg3</text:span></text:p>
      <text:p text:style-name="P1"><text:span text:style-name="Source_20_Text">);</text:span></text:p>
      <text:h text:style-name="Heading_20_2" text:outline-level="2">8. Anonymous Classes</text:h>
      <text:p text:style-name="Text_20_body">Anonymous Classes MUST follow the same guidelines and principles as closures in the above section.</text:p>
      <text:p text:style-name="Preformatted_20_Text"><text:span text:style-name="Source_20_Text">&lt;?php</text:span></text:p>
      <text:p text:style-name="Preformatted_20_Text"/>
      <text:p text:style-name="P1"><text:span text:style-name="Source_20_Text">$instance = new class {};</text:span></text:p>
      <text:p text:style-name="Text_20_body"><text:soft-page-break/>The opening brace MAY be on the same line as the <text:span text:style-name="Source_20_Text">class</text:span> keyword so long as the list of <text:span text:style-name="Source_20_Text">implements</text:span> interfaces does not wrap. If the list of interfaces wraps, the brace MUST be placed on the line immediately following the last interface.</text:p>
      <text:p text:style-name="Preformatted_20_Text"><text:span text:style-name="Source_20_Text">&lt;?php</text:span></text:p>
      <text:p text:style-name="Preformatted_20_Text"/>
      <text:p text:style-name="Preformatted_20_Text"><text:span text:style-name="Source_20_Text">// Brace on the same line</text:span></text:p>
      <text:p text:style-name="Preformatted_20_Text"><text:span text:style-name="Source_20_Text">$instance = new class extends \Foo implements \HandleableInterface {</text:span></text:p>
      <text:p text:style-name="Preformatted_20_Text"><text:span text:style-name="Source_20_Text"><text:s text:c="4"/>// Class content</text:span></text:p>
      <text:p text:style-name="Preformatted_20_Text"><text:span text:style-name="Source_20_Text">};</text:span></text:p>
      <text:p text:style-name="Preformatted_20_Text"/>
      <text:p text:style-name="Preformatted_20_Text"><text:span text:style-name="Source_20_Text">// Brace on the next line</text:span></text:p>
      <text:p text:style-name="Preformatted_20_Text"><text:span text:style-name="Source_20_Text">$instance = new class extends \Foo implements</text:span></text:p>
      <text:p text:style-name="Preformatted_20_Text"><text:span text:style-name="Source_20_Text"><text:s text:c="4"/>\ArrayAccess,</text:span></text:p>
      <text:p text:style-name="Preformatted_20_Text"><text:span text:style-name="Source_20_Text"><text:s text:c="4"/>\Countable,</text:span></text:p>
      <text:p text:style-name="Preformatted_20_Text"><text:span text:style-name="Source_20_Text"><text:s text:c="4"/>\Serializable</text:span></text:p>
      <text:p text:style-name="Preformatted_20_Text"><text:span text:style-name="Source_20_Text">{</text:span></text:p>
      <text:p text:style-name="Preformatted_20_Text"><text:span text:style-name="Source_20_Text"><text:s text:c="4"/>// Class content</text:span></text:p>
      <text:p text:style-name="P1"><text:span text:style-name="Source_20_Text">};</text:span></text:p>
      <text:p text:style-name="Standard"><text:a xlink:type="simple" xlink:href="https://www.php-fig.org/psr/psr-12/" text:style-name="Internet_20_link" text:visited-style-name="Visited_20_Internet_20_Link">https://www.php-fig.org/psr/psr-12/</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6T09:53:32.181118797</meta:creation-date>
    <dc:date>2021-12-06T09:53:50.409369792</dc:date>
    <meta:editing-duration>PT20S</meta:editing-duration>
    <meta:editing-cycles>1</meta:editing-cycles>
    <meta:document-statistic meta:table-count="0" meta:image-count="0" meta:object-count="0" meta:page-count="17" meta:paragraph-count="569" meta:word-count="3834" meta:character-count="23703" meta:non-whitespace-character-count="19596"/>
    <meta:generator>LibreOffice/6.4.7.2$Linux_X86_64 LibreOffice_project/40$Build-2</meta:generator>
  </office:meta>
</office:document-meta>
</file>